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Request-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Request">
            <text:p>TransportServiceDescriptionRequest</text:p>
          </table:table-cell>
          <table:table-cell table:style-name="ce8" office:value-type="string" office:string-value="Transport Service Description Request. Details">
            <text:p>Transport Service Description Request. Details</text:p>
          </table:table-cell>
          <table:table-cell table:style-name="ce8" office:value-type="string" office:string-value=""/>
          <table:table-cell table:style-name="ce8" office:value-type="string"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 Service Description, sent from a party with a transport demand (transport user) to a party providing transport services (transport service provider).">
            <text:p>A document requesting a Transport Service Description, sent from a party with a transport demand (transport user) to a party providing transport services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Request. UBL Version Identifier. Identifier">
            <text:p>Transport Service Description Request. UBL Vers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Request. Customization Identifier. Identifier">
            <text:p>Transport Service Description Request. Customiza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Request. Profile Identifier. Identifier">
            <text:p>Transport Service Description Request. Profile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Request. Profile Execution Identifier. Identifier">
            <text:p>Transport Service Description Request. Profile Execu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Request. Identifier">
            <text:p>Transport Service Description Request.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Request. Copy_ Indicator. Indicator">
            <text:p>Transport Service Description Request. Copy_ Indicator. Indicato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Request. UUID. Identifier">
            <text:p>Transport Service Description Request. UUID.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Request. Issue Date. Date">
            <text:p>Transport Service Description Request. Issue Date. Dat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Request. Issue Time. Time">
            <text:p>Transport Service Description Request. Issue Time. Tim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Request. Note. Text">
            <text:p>Transport Service Description Request. Note. Text</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InformationPreferenceCode">
            <text:p>ServiceInformationPreferenceCode</text:p>
          </table:table-cell>
          <table:table-cell office:value-type="string" table:style-name="ce9" office:string-value="Transport Service Description Request. Service Information Preference Code. Code">
            <text:p>Transport Service Description Request. Service Information Preference Code. Cod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Service Information Preference">
            <text:p>Service Information Preference</text:p>
          </table:table-cell>
          <table:table-cell office:value-type="string" table:style-name="ce9" office:string-value="Code">
            <text:p>Code</text:p>
          </table:table-cell>
          <table:table-cell office:value-type="string" table:style-name="ce11" table:formula="of:=IF([.F13]&lt;&gt;&quot;&quot;;CONCATENATE([.F13];&quot; &quot;;[.G13]);[.G13])" office:string-value="Service Information Preference Code">
            <text:p>Service Information Preferenc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ategory of service information requested to be provided in the Transport Service Description.">
            <text:p>A code signifying the category of service information requested to be provided in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Service Description Request. Signature">
            <text:p>Transport Service Description Request. Signatur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Service Description Request. Sender_ Party. Party">
            <text:p>Transport Service Description Request. Sen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Request.">
            <text:p>The party send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Service Description Request. Receiver_ Party. Party">
            <text:p>Transport Service Description Request. Receiv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Request.">
            <text:p>The party receiv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ransportServiceProviderParty">
            <text:p>TransportServiceProviderParty</text:p>
          </table:table-cell>
          <table:table-cell table:style-name="ce10" office:value-type="string" office:string-value="Transport Service Description Request. Transport Service Provider_ Party. Party">
            <text:p>Transport Service Description Request. Transport Service Provi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ationService">
            <text:p>TransportationService</text:p>
          </table:table-cell>
          <table:table-cell table:style-name="ce10" office:value-type="string" office:string-value="Transport Service Description Request. Transportation Service">
            <text:p>Transport Service Description Request. Transportation Servic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transportation service about which information is requested.">
            <text:p>A transportation service about which information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